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5"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it" fo:country="IT"/>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5"/>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table:style-name="ce13"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table:style-name="ce13"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table:style-name="ce13"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table:style-name="ce13"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table:style-name="ce13"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table:style-name="ce13"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table:style-name="ce13"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table:style-name="ce13"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table:style-name="ce13"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table:style-name="ce13"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table:style-name="ce13"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table:style-name="ce13"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table:style-name="ce13" office:value-type="string" calcext:value-type="string">
            <text:p>stir-fry</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table:style-name="ce13" office:value-type="string" calcext:value-type="string">
            <text:p>rise</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table:style-name="ce13"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table:style-name="ce13"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table:style-name="ce13" office:value-type="string" calcext:value-type="string">
            <text:p>slice</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table:style-name="ce13"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table:style-name="ce13" office:value-type="string" calcext:value-type="string">
            <text:p>stir</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table:style-name="ce13"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table:style-name="ce13" office:value-type="string" calcext:value-type="string">
            <text:p>whip</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table:style-name="ce13"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table:style-name="ce13" office:value-type="string" calcext:value-type="string">
            <text:p>saute</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table:style-name="ce13"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table:style-name="ce13" office:value-type="string" calcext:value-type="string">
            <text:p>lamb skewer</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table:style-name="ce13"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table:style-name="ce13"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table:style-name="ce13" office:value-type="string" calcext:value-type="string">
            <text:p>grill</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table:style-name="ce13"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table:style-name="ce13" office:value-type="string" calcext:value-type="string">
            <text:p>pour</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table:style-name="ce13" office:value-type="string" calcext:value-type="string">
            <text:p>fill</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table:style-name="ce13"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table:style-name="ce13"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table:style-name="ce13"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table:style-name="ce13"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table:style-name="ce13" office:value-type="string" calcext:value-type="string">
            <text:p>crunch</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table:style-name="ce13" office:value-type="string" calcext:value-type="string">
            <text:p>trust</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table:style-name="ce13" office:value-type="string" calcext:value-type="string">
            <text:p>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table:style-name="ce13"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table:style-name="ce13"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table:style-name="ce13"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table:style-name="ce13"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table:style-name="ce13"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table:style-name="ce13"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table:style-name="ce13" office:value-type="string" calcext:value-type="string">
            <text:p>run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table:style-name="ce13" office:value-type="string" calcext:value-type="string">
            <text:p>cuddle</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table:style-name="ce13" office:value-type="string" calcext:value-type="string">
            <text:p>pet</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table:style-name="ce13" office:value-type="string" calcext:value-type="string">
            <text:p>fondle</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table:style-name="ce13" office:value-type="string" calcext:value-type="string">
            <text:p>scratch</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table:style-name="ce13" office:value-type="string" calcext:value-type="string">
            <text:p>sleep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table:style-name="ce13"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table:style-name="ce13"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table:style-name="ce13" office:value-type="string" calcext:value-type="string">
            <text:p>grass block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table:style-name="ce13"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table:style-name="ce13" office:value-type="string" calcext:value-type="string">
            <text:p>drain</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table:style-name="ce13"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table:style-name="ce13"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table:style-name="ce13" office:value-type="string" calcext:value-type="string">
            <text:p>look in the mirror</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table:style-name="ce13" office:value-type="string" calcext:value-type="string">
            <text:p>sear</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table:style-name="ce13"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table:style-name="ce13" office:value-type="string" calcext:value-type="string">
            <text:p>milk</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table:style-name="ce13" office:value-type="string" calcext:value-type="string">
            <text:p>card</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table:style-name="ce13"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table:style-name="ce13" office:value-type="string" calcext:value-type="string">
            <text:p>tell</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table:style-name="ce13"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table:style-name="ce13" office:value-type="string" calcext:value-type="string">
            <text:p>poison</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table:style-name="ce13"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table:style-name="ce13" office:value-type="string" calcext:value-type="string">
            <text:p>canned tuna in brine</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table:style-name="ce13" office:value-type="string" calcext:value-type="string">
            <text:p>s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table:style-name="ce13" office:value-type="string" calcext:value-type="string">
            <text:p>forgive</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table:style-name="ce13" office:value-type="string" calcext:value-type="string">
            <text:p>evolve</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table:style-name="ce13"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table:style-name="ce13"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table:style-name="ce13" office:value-type="string" calcext:value-type="string">
            <text:p>gut</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table:style-name="ce13"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table:style-name="ce13"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table:style-name="ce13"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table:style-name="ce13"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table:style-name="ce13"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table:style-name="ce13"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table:style-name="ce13" office:value-type="string" calcext:value-type="string">
            <text:p>the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table:style-name="ce13"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table:style-name="ce13"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table:style-name="ce13"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table:style-name="ce13"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table:style-name="ce13" office:value-type="string" calcext:value-type="string">
            <text:p>I am big, it's the catering industry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table:style-name="ce13"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table:style-name="ce13"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table:style-name="ce13"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table:style-name="ce13" office:value-type="string" calcext:value-type="string">
            <text:p>filter</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table:style-name="ce13"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table:style-name="ce13"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table:style-name="ce13"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table:style-name="ce13"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table:style-name="ce13"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table:style-name="ce13"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table:style-name="ce13"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table:style-name="ce13"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table:style-name="ce13"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table:style-name="ce13"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table:style-name="ce13"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table:style-name="ce13"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table:style-name="ce13"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table:style-name="ce13"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table:style-name="ce13"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table:style-name="ce13"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table:style-name="ce13"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table:style-name="ce13"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table:style-name="ce13"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table:style-name="ce13"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table:style-name="ce13"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table:style-name="ce13"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table:style-name="ce13"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table:style-name="ce13"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table:style-name="ce13"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table:style-name="ce13"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table:style-name="ce13"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table:style-name="ce13"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table:style-name="ce13"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table:style-name="ce13"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table:style-name="ce13"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table:style-name="ce13"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table:style-name="ce13"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table:style-name="ce13"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table:style-name="ce13"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table:style-name="ce13"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table:style-name="ce13"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table:style-name="ce13"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table:style-name="ce13"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table:style-name="ce13"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table:style-name="ce13"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table:style-name="ce13"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table:style-name="ce13"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table:style-name="ce13"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table:style-name="ce13"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table:style-name="ce13"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table:style-name="ce13"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table:style-name="ce13"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table:style-name="ce13"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table:style-name="ce13"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table:style-name="ce13"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table:style-name="ce13"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table:style-name="ce13"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table:style-name="ce13"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table:style-name="ce13"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table:style-name="ce13"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table:style-name="ce13"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table:style-name="ce13"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table:style-name="ce13"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table:style-name="ce13"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table:style-name="ce13"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table:style-name="ce13"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table:style-name="ce13"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table:style-name="ce13"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table:style-name="ce13"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table:style-name="ce13"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table:style-name="ce13"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table:style-name="ce13"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table:style-name="ce13"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table:style-name="ce13"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table:style-name="ce13"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table:style-name="ce13"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table:style-name="ce13"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table:style-name="ce13"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table:style-name="ce13"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table:style-name="ce13"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table:style-name="ce13"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table:style-name="ce13"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table:style-name="ce13"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table:style-name="ce13"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table:style-name="ce13"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table:style-name="ce13"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table:style-name="ce13"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table:style-name="ce13"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table:style-name="ce13"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table:style-name="ce13"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table:style-name="ce13"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table:style-name="ce13"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table:style-name="ce13"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table:style-name="ce13"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table:style-name="ce13"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table:style-name="ce13"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table:style-name="ce13"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table:style-name="ce13"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table:style-name="ce13"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table:style-name="ce13"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table:style-name="ce13"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table:style-name="ce13"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table:style-name="ce13"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table:style-name="ce13"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table:style-name="ce13"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table:style-name="ce13"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table:style-name="ce13" office:value-type="string" calcext:value-type="string">
            <text:p>DOGRON: Uh, you should have been eliminated, but you have the bonus that allows you to save yourself once! Luuuuucky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3"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table:style-name="ce13"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3"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3"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3"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3"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3"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table:style-name="ce13" office:value-type="string" calcext:value-type="string">
            <text:p>DOGRON: Uh, look at this beautiful devastation! Did you ever think you could win this show?</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table:style-name="ce13"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table:style-name="ce13"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table:style-name="ce13"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table:style-name="ce13" office:value-type="string" calcext:value-type="string">
            <text:p>DOGRON: And no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table:style-name="ce13" office:value-type="string" calcext:value-type="string">
            <text:p>DOGRON: Surprise: not a restaurant on Mercuuuuuu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table:style-name="ce13"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table:style-name="ce13"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table:style-name="ce13"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table:style-name="ce13"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table:style-name="ce13"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table:style-name="ce13"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table:style-name="ce13" office:value-type="string" calcext:value-type="string">
            <text:p>DOGRON: Taking care of the Supreme Chihuahua, of the Pugs and of course of a sweet and very good (pat-pat!) labrador!</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table:style-name="ce13" office:value-type="string" calcext:value-type="string">
            <text:p>YOU: Which labrador are you talking about?</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table:style-name="ce13"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table:style-name="ce13" office:value-type="string" calcext:value-type="string">
            <text:p>YOU: Who’s a good dog? 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table:style-name="ce13" office:value-type="string" calcext:value-type="string">
            <text:p>DOGRON: I am a good dog, a very goooooo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table:style-name="ce13"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table:style-name="ce13"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table:style-name="ce13"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table:style-name="ce13"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table:style-name="ce13"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table:style-name="ce13" office:value-type="string" calcext:value-type="string">
            <text:p>YOU: Beer fountains?</text:p>
          </table:table-cell>
        </table:table-row>
        <table:table-row table:style-name="ro2">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table:style-name="ce13" office:value-type="string" calcext:value-type="string">
            <text:p>DOGRON: Unfortunately, they gro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table:style-name="ce13"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table:style-name="ce13"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table:style-name="ce13" office:value-type="string" calcext:value-type="string">
            <text:p>DOGRON: Yes! Do yo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table:style-name="ce13" office:value-type="string" calcext:value-type="string">
            <text:p>YOU: No! But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table:style-name="ce13"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table:style-name="ce13"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3"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3"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table:style-name="ce13"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table:style-name="ce13"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table:style-name="ce13" office:value-type="string" calcext:value-type="string">
            <text:p>DOGRON: You will have no longer an ingredient of your choice to select at the start 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table:style-name="ce13" office:value-type="string" calcext:value-type="string">
            <text:p>DOGRON: Enough with the chit-chat!</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table:style-name="ce13"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table:style-name="ce13" office:value-type="string" calcext:value-type="string">
            <text:p>DOGRON: You will no longer be able to eliminate another contestant.</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table:style-name="ce13" office:value-type="string" calcext:value-type="string">
            <text:p>DOGRON: No power to recall a person who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table:style-name="ce13" office:value-type="string" calcext:value-type="string">
            <text:p>DOGRON: I remind you, my dear person, that you will be able to talk to one more 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table:style-name="ce13" office:value-type="string" calcext:value-type="string">
            <text:p>DOGRON: You have a chance to get rid of one of these beautiful people, who do 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table:style-name="ce13"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table:style-name="ce13"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table:style-name="ce13"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table:style-name="ce13"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table:style-name="ce13"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table:style-name="ce13" office:value-type="string" calcext:value-type="string">
            <text:p>DOGRON: Oh. Oh. My friend, I hope you will forgive this contestant, but you must leave. I will see you again in the endless meadows!</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table:style-name="ce13"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table:style-name="ce13"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table:style-name="ce13"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table:style-name="ce13" office:value-type="string" calcext:value-type="string">
            <text:p>DOGRON: I like this way of think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table:style-name="ce13" office:value-type="string" calcext:value-type="string">
            <text:p>DOGRON: You want to bring a contestant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table:style-name="ce13"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table:style-name="ce13"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table:style-name="ce13" office:value-type="string" calcext:value-type="string">
            <text:p>YOU: Ugo e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table:style-name="ce13"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table:style-name="ce13"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table:style-name="ce13" office:value-type="string" calcext:value-type="string">
            <text:p>DOGRON: Hello my friend, at long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table:style-name="ce13"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table:style-name="ce13"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table:style-name="ce13"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table:style-name="ce13" office:value-type="string" calcext:value-type="string">
            <text:p>DOGRON: Here we are little human person! I am super glad you are here with me and my new friends for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table:style-name="ce13" office:value-type="string" calcext:value-type="string">
            <text:p>DOGRON: You will face five episodes of THE GOOOOOOOOOD DOG SHOW and I'm sure you will be the person who wins! I am sure about all of you,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table:style-name="ce13" office:value-type="string" calcext:value-type="string">
            <text:p>DOGRON: And that makes the show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table:style-name="ce13"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table:style-name="ce13"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table:style-name="ce13"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table:style-name="ce13"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table:style-name="ce13"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table:style-name="ce13" office:value-type="string" calcext:value-type="string">
            <text:p>DOGRON: No, wait, in this test I'm the one asking questions, friendly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table:style-name="ce13"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table:style-name="ce13" office:value-type="string" calcext:value-type="string">
            <text:p>YOU: Do I try and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table:style-name="ce13"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table:style-name="ce13"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table:style-name="ce13"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table:style-name="ce13" office:value-type="string" calcext:value-type="string">
            <text:p>YOU: I don't know, I stopped studying at the times table for 3s.</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table:style-name="ce13" office:value-type="string" calcext:value-type="string">
            <text:p>YOU: But what rae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table:style-name="ce13" office:value-type="string" calcext:value-type="string">
            <text:p>YOU: I copy the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table:style-name="ce13" office:value-type="string" calcext:value-type="string">
            <text:p>DOGRON: Something with long whiskers,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table:style-name="ce13" office:value-type="string" calcext:value-type="string">
            <text:p>YOU: I destroy everything they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table:style-name="ce13"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table:style-name="ce13"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table:style-name="ce13"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table:style-name="ce13" office:value-type="string" calcext:value-type="string">
            <text:p>YOU: Are we here to give you counseling,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table:style-name="ce13"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table:style-name="ce13" office:value-type="string" calcext:value-type="string">
            <text:p>YOU: I'd say it's time to get some sleep, chill out a little bit, catch up on the list of video games in my list.</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table:style-name="ce13" office:value-type="string" calcext:value-type="string">
            <text:p>DOGRON: What is your favorite food, but, like, your suuuuuper favorite thing in the world?</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table:style-name="ce13" office:value-type="string" calcext:value-type="string">
            <text:p>YOU: lamb skewers.</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table:style-name="ce13" office:value-type="string" calcext:value-type="string">
            <text:p>YOU: Please get me out of this place, please, what did I ever do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table:style-name="ce13"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table:style-name="ce13"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table:style-name="ce13"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table:style-name="ce13"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table:style-name="ce13" office:value-type="string" calcext:value-type="string">
            <text:p>YOU: Uh, what kind of collar? Is there a harness too?</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table:style-name="ce13" office:value-type="string" calcext:value-type="string">
            <text:p>DOGRON: It's been days that your tummy hurts, your wwwwwwwhole tummy. They put you on a leash and pat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table:style-name="ce13" office:value-type="string" calcext:value-type="string">
            <text:p>YOU: Please please free me I didn't do anything wrong, my succulent plant will miss me!</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table:style-name="ce13"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table:style-name="ce13" office:value-type="string" calcext:value-type="string">
            <text:p>YOU: No fucking way. I bite their hand and escape towards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table:style-name="ce13"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table:style-name="ce13"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table:style-name="ce13" office:value-type="string" calcext:value-type="string">
            <text:p>DOGRON: No no, what are you talking about, you're not a hot 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table:style-name="ce13" office:value-type="string" calcext:value-type="string">
            <text:p><text:span text:style-name="T1">YOU: No body, no crime. I'm sorry, </text:span><text:span text:style-name="T2">Ermenegildo</text:span>.</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table:style-name="ce13" office:value-type="string" calcext:value-type="string">
            <text:p>YOU: I turn myself in to the police, voluntarily. Don't you think i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table:style-name="ce13"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table:style-name="ce13"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table:style-name="ce13" office:value-type="string" calcext:value-type="string">
            <text:p>DOGRON: the ability to slow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table:style-name="ce13" office:value-type="string" calcext:value-type="string">
            <text:p>DOGRON: the luck of being able to choose an ingredient at the beginning of a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table:style-name="ce13"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table:style-name="ce13"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table:style-name="ce13"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table:style-name="ce13"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table:style-name="ce13"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table:style-name="ce13" office:value-type="string" calcext:value-type="string">
            <text:p>DOGRON: Contestants, today, in this first episode of THE GOOD DOG SHOW we will put you to the test by asking you toooooo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table:style-name="ce13"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3"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3"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table:style-name="ce13" office:value-type="string" calcext:value-type="string">
            <text:p>UgoEMimi: Ugo, I don't think it’s appropriate.</text:p>
          </table:table-cell>
        </table:table-row>
        <table:table-row table:style-name="ro2">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table:style-name="ce13" office:value-type="string" calcext:value-type="string">
            <text:p>UgoEMimi: Mimi, it’s ME who decides when it's appropriate. And it just so happens that there’s a lot of money going around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table:style-name="ce13"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table:style-name="ce13"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table:style-name="ce13" office:value-type="string" calcext:value-type="string">
            <text:p>UgoEMimi: Hello, I am Ugo, and this is my wife Mimi. MY. Wif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table:style-name="ce13"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table:style-name="ce13"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table:style-name="ce13"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table:style-name="ce13"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table:style-name="ce13" office:value-type="string" calcext:value-type="string">
            <text:p>UgoEMimi: My merit. I chose her hairdresser, as a good husband must!</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table:style-name="ce13"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table:style-name="ce13" office:value-type="string" calcext:value-type="string">
            <text:p>UgoEMimi: Ugo, don't be rude, we are all tense because of this new situation!</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table:style-name="ce13"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table:style-name="ce13"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table:style-name="ce13"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table:style-name="ce13" office:value-type="string" calcext:value-type="string">
            <text:p>UgoEMimi: Do you need help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table:style-name="ce13" office:value-type="string" calcext:value-type="string">
            <text:p>UgoEMimi: Mimi! Why are you helping the competition? I need money for the 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table:style-name="ce13"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table:style-name="ce13" office:value-type="string" calcext:value-type="string">
            <text:p>YOU: Thank you ma'am, but the 80s have been over since a long time!</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table:style-name="ce13" office:value-type="string" calcext:value-type="string">
            <text:p>YOU: I haven't had an aspic since the day Grandma was sacrificed to 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table:style-name="ce13"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table:style-name="ce13" office:value-type="string" calcext:value-type="string">
            <text:p>YOU: Under this light I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table:style-name="ce13" office:value-type="string" calcext:value-type="string">
            <text:p>UgoEMimi: Mimi, let's go! I think I saw a chick with an iPod, maybe 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table:style-name="ce13" office:value-type="string" calcext:value-type="string">
            <text:p>BeBe: I was so sure I put them here, holy cow!</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table:style-name="ce13"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table:style-name="ce13"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table:style-name="ce13"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table:style-name="ce13"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table:style-name="ce13"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table:style-name="ce13"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table:style-name="ce13" office:value-type="string" calcext:value-type="string">
            <text:p>YOU: Uh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table:style-name="ce13"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table:style-name="ce13" office:value-type="string" calcext:value-type="string">
            <text:p>BeBe: But how are you settling in,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table:style-name="ce13"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table:style-name="ce13"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table:style-name="ce13"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table:style-name="ce13" office:value-type="string" calcext:value-type="string">
            <text:p>BeBe: It happens to all everybody,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table:style-name="ce13"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table:style-name="ce13"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table:style-name="ce13" office:value-type="string" calcext:value-type="string">
            <text:p>YOU: More importantly, what did you decide to cook for this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table:style-name="ce13" office:value-type="string" calcext:value-type="string">
            <text:p><text:span text:style-name="T1">BeBe: Uh you know, even though I’m a working sheep, being a single mom of eight – darn it! –</text:span> seven little lambs forces you to deal with money problems.</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table:style-name="ce13"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table:style-name="ce13"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table:style-name="ce13" office:value-type="string" calcext:value-type="string">
            <text:p>YOU: Uh, now I understand your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table:style-name="ce13"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table:style-name="ce13"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table:style-name="ce13" office:value-type="string" calcext:value-type="string">
            <text:p>BeBe: But I haven't introduced myself!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table:style-name="ce13"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table:style-name="ce13"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table:style-name="ce13"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table:style-name="ce13"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table:style-name="ce13" office:value-type="string" calcext:value-type="string">
            <text:p><text:span text:style-name="T1">Piiiietro: I told Snooki this was a bad idea, oh did I tell her, </text:span>but no, she didn't listen!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table:style-name="ce13"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table:style-name="ce13"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table:style-name="ce13"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table:style-name="ce13"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table:style-name="ce13"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table:style-name="ce13"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table:style-name="ce13" office:value-type="string" calcext:value-type="string">
            <text:p>Piiiietro: She'll be back, I hope. This planet looks tiny anyway, there won't be many other pupp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table:style-name="ce13" office:value-type="string" calcext:value-type="string">
            <text:p>Piiiietro: Anyway, pleasure to meet you,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table:style-name="ce13"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table:style-name="ce13"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table:style-name="ce13" office:value-type="string" calcext:value-type="string">
            <text:p><text:span text:style-name="T1">YOU: Actually Perel'man used to copy from me</text:span> in middle school.</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table:style-name="ce13"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table:style-name="ce13" office:value-type="string" calcext:value-type="string">
            <text:p>YOU: No, but last week I got the change right at first try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table:style-name="ce13" office:value-type="string" calcext:value-type="string">
            <text:p><text:span text:style-name="T1">Piiiietro: Yeah, yeah, anyway, I’m pretty worried because my grandmother will kill me i</text:span>f I don't find the rosary,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table:style-name="ce13" office:value-type="string" calcext:value-type="string">
            <text:p>Piiiietro: The whole family. They're all so religious, just think they have a holy card of Miuccia Prada with blinking eyes over the fireplace.</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table:style-name="ce13" office:value-type="string" calcext:value-type="string">
            <text:p>Piiiietro: They forced me to study mathematics to demonstrate the existence of God.</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table:style-name="ce13" office:value-type="string" calcext:value-type="string">
            <text:p>YOU: And are you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table:style-name="ce13"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table:style-name="ce13" office:value-type="string" calcext:value-type="string">
            <text:p>YOU: Well, this is a cooking program, I think they kidnapped us, and so on…</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table:style-name="ce13"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table:style-name="ce13" office:value-type="string" calcext:value-type="string">
            <text:p>YOU: Where should we sing? Over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table:style-name="ce13"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table:style-name="ce13"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table:style-name="ce13" office:value-type="string" calcext:value-type="string">
            <text:p>Piiiietro: But I can merely cook a pasta dish with &lt;b&gt;stirred&lt;/b&gt; &lt;b&gt;canned tuna&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table:style-name="ce13"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table:style-name="ce13"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table:style-name="ce13" office:value-type="string" calcext:value-type="string">
            <text:p>YOU: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table:style-name="ce13" office:value-type="string" calcext:value-type="string">
            <text:p>YOU: I think I saw a body earlier, just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table:style-name="ce13" office:value-type="string" calcext:value-type="string">
            <text:p>YOU: Still better than the Church of the Cult,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table:style-name="ce13"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table:style-name="ce13" office:value-type="string" calcext:value-type="string">
            <text:p>Quello: Yes, my boss, a strict but loving man in his own way. He forced me to come here, so if I win the money, it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table:style-name="ce13"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table:style-name="ce13"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table:style-name="ce13" office:value-type="string" calcext:value-type="string">
            <text:p>YOU: The most complex thing I've ever cooked is a caprese, and I lost a finger because of tha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table:style-name="ce13" office:value-type="string" calcext:value-type="string">
            <text:p>Quello: Il Divo says it's important to always leave something of yourself in what you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table:style-name="ce13" office:value-type="string" calcext:value-type="string">
            <text:p>Quello: Anyway pleasure, my name is That One. Sometimes it’s That One There, other times That Other One.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table:style-name="ce13"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table:style-name="ce13"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table:style-name="ce13"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table:style-name="ce13"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3"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table:style-name="ce13"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table:style-name="ce13"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table:style-name="ce13" office:value-type="string" calcext:value-type="string">
            <text:p>Quello: Now I'm going to go clean the nails of Il Divo: the poor guy can’t do that alone.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table:style-name="ce13"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table:style-name="ce13"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table:style-name="ce13"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table:style-name="ce13" office:value-type="string" calcext:value-type="string">
            <text:p>ilDivo: Yes, to you, there are no other people around. Ah no, yes, I was on the phone with the secretary. Again. Do you maybe have some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table:style-name="ce13" office:value-type="string" calcext:value-type="string">
            <text:p>YOU: I'm going to ring my dealer in a second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table:style-name="ce13" office:value-type="string" calcext:value-type="string">
            <text:p>ilDivo: Okay, check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table:style-name="ce13"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table:style-name="ce13"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table:style-name="ce13" office:value-type="string" calcext:value-type="string">
            <text:p>YOU: But rather, do you have any idea where we are?</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table:style-name="ce13"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table:style-name="ce13"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table:style-name="ce13"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table:style-name="ce13"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table:style-name="ce13" office:value-type="string" calcext:value-type="string">
            <text:p>ilDivo: And who else, lazybones!!!? I guess you want an autograph, right?</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table:style-name="ce13" office:value-type="string" calcext:value-type="string">
            <text:p>ilDivo: Or my secret to &lt;b&gt;whip&lt;/b&gt; up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table:style-name="ce13"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table:style-name="ce13" office:value-type="string" calcext:value-type="string">
            <text:p>ilDivo: Ah, but don't waste my time. Look for That One, and bring me a couple of ounces of caviar and coke for my winning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3"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table:style-name="ce13"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table:style-name="ce13" office:value-type="string" calcext:value-type="string">
            <text:p><text:span text:style-name="T1">DOGRON: And speaking of Uranus, today's theme is: a meal for when you meet with </text:span>real friends!</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table:style-name="ce13" office:value-type="string" calcext:value-type="string">
            <text:p>DOGRON: I'll give you a few minutes for the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table:style-name="ce13"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table:style-name="ce13"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table:style-name="ce13" office:value-type="string" calcext:value-type="string">
            <text:p>UgoEMimi: And you tell me that dreams lie, huh! Didn't you dream of cooking forever? Now look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table:style-name="ce13"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table:style-name="ce13"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table:style-name="ce13" office:value-type="string" calcext:value-type="string">
            <text:p>YOU: Mr. Ugo,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3"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table:style-name="ce13"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table:style-name="ce13" office:value-type="string" calcext:value-type="string">
            <text:p>YOU: Mrs. Mimi, so you're into electricality, is that what it’s called?</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table:style-name="ce13"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table:style-name="ce13" office:value-type="string" calcext:value-type="string">
            <text:p>UgoEMimi: And sure enough we live in a house where I did all the groundings.</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table:style-name="ce13" office:value-type="string" calcext:value-type="string">
            <text:p>YOU: I don't know what’s up with you, but in the Cult if you don't mind your own business, you die in a bad wa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table:style-name="ce13" office:value-type="string" calcext:value-type="string">
            <text:p>BeBe: Well, hello there! Who would have thought I would have survived the first day? La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text:s/>BeBe: Comunque ieri non ho avuto modo di presentarmi, sono BeBe, madre single di otto, ehm, sette agnelline.</text:p>
          </table:table-cell>
          <table:table-cell table:style-name="ce13"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table:style-name="ce13" office:value-type="string" calcext:value-type="string">
            <text:p>BeBe: A long story, a long long 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table:style-name="ce13"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table:style-name="ce13"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table:style-name="ce13" office:value-type="string" calcext:value-type="string">
            <text:p>YOU: I feel sorry for the on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table:style-name="ce13" office:value-type="string" calcext:value-type="string">
            <text:p>BeBe: Do you think I remember the names of all of you, when I have to think about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table:style-name="ce13" office:value-type="string" calcext:value-type="string">
            <text:p><text:span text:style-name="T1">BeBe: But, given today's theme,</text:span> let's talk about good things: do you hav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table:style-name="ce13"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table:style-name="ce13" office:value-type="string" calcext:value-type="string">
            <text:p>YOU: Of course, if you are sure about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table:style-name="ce13"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table:style-name="ce13"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table:style-name="ce13" office:value-type="string" calcext:value-type="string">
            <text:p>YOU: Do you have any secret recipe to count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table:style-name="ce13"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table:style-name="ce13" office:value-type="string" calcext:value-type="string">
            <text:p>BeBe: Just kidding, if the theme is "food for friendly people", of course I will shar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table:style-name="ce13"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table:style-name="ce13"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table:style-name="ce13"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table:style-name="ce13"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table:style-name="ce13" office:value-type="string" calcext:value-type="string">
            <text:p>BeBe: That reassures me. I don't like people who make fun of me.</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table:style-name="ce13"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table:style-name="ce13" office:value-type="string" calcext:value-type="string">
            <text:p>BeBe: It amuses me a lot when they say in an affectionate way, "No mom, don't play with us tonight, please!" They are so sweet.</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table:style-name="ce13"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table:style-name="ce13"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table:style-name="ce13"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table:style-name="ce13" office:value-type="string" calcext:value-type="string">
            <text:p>YOU: Um, see you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table:style-name="ce13" office:value-type="string" calcext:value-type="string">
            <text:p>Piiiietro: &lt;b&gt;Canned tuna&lt;/b&gt;, then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table:style-name="ce13"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table:style-name="ce13"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table:style-name="ce13"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table:style-name="ce13" office:value-type="string" calcext:value-type="string">
            <text:p>Piiiietro: I saw that, yesterday you were watching what I was cooking. Everybody does that, copy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table:style-name="ce13"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table:style-name="ce13" office:value-type="string" calcext:value-type="string">
            <text:p>Piiiietro: Don’t overdo it,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table:style-name="ce13" office:value-type="string" calcext:value-type="string">
            <text:p>YOU: And did you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table:style-name="ce13"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table:style-name="ce13" office:value-type="string" calcext:value-type="string">
            <text:p>Piiiietro: But he always does that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table:style-name="ce13" office:value-type="string" calcext:value-type="string">
            <text:p>YOU: And the rosary?</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table:style-name="ce13"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table:style-name="ce13"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table:style-name="ce13"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3"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table:style-name="ce13"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table:style-name="ce13" office:value-type="string" calcext:value-type="string">
            <text:p>Piiiietro: But now I’ll go: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text:s/>Piiiietro: Ah, ieri non ci siamo presentate: mi chiamo Piiiietro.</text:p>
          </table:table-cell>
          <table:table-cell table:style-name="ce13"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text:s/>Quello: Ciao! Io sono Quello, o Quello Lì a volte. Ti guardavo cucinare ieri e woah, te la cavi benissimo!</text:p>
          </table:table-cell>
          <table:table-cell table:style-name="ce13" office:value-type="string" calcext:value-type="string">
            <text:p>Quello: Hello! I am That One There, or That One Here,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table:style-name="ce13"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table:style-name="ce13"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table:style-name="ce13" office:value-type="string" calcext:value-type="string">
            <text:p>YOU: You mean it like in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table:style-name="ce13" office:value-type="string" calcext:value-type="string">
            <text:p>YOU: This is the moment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table:style-name="ce13"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table:style-name="ce13" office:value-type="string" calcext:value-type="string">
            <text:p>Quello: I won't bore you with my sad story, I promise. It’s just that I can't but think of recipes that have &lt;b&gt;tears&lt;/b&gt; in them. Lots of them.</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table:style-name="ce13"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table:style-name="ce13" office:value-type="string" calcext:value-type="string">
            <text:p>Quello: It depends. Salty tastes are fine with &lt;b&gt;bitter cocoa&lt;/b&g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table:style-name="ce13" office:value-type="string" calcext:value-type="string">
            <text:p>Quello: A cake that won’t be shared with anyone.</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table:style-name="ce13" office:value-type="string" calcext:value-type="string">
            <text:p>Quello: Except for Il Divo, who would never eat i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table:style-name="ce13" office:value-type="string" calcext:value-type="string">
            <text:p>Quello: Sorry, sadness is forbidden by my contract of employment. See you later, and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table:style-name="ce13" office:value-type="string" calcext:value-type="string">
            <text:p>ilDivo: I get that, it's the Pope, but he can wait, I have to open a new office in Dubai before lunch, ok?!?</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table:style-name="ce13" office:value-type="string" calcext:value-type="string">
            <text:p>YOU: Why do I ever insist on talking to this guy?</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table:style-name="ce13" office:value-type="string" calcext:value-type="string">
            <text:p>ilDivo: Why hello gorgeous! Have we ever met before?</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table:style-name="ce13" office:value-type="string" calcext:value-type="string">
            <text:p>YOU: We, like, talked yesterday.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table:style-name="ce13" office:value-type="string" calcext:value-type="string">
            <text:p>YOU: I haven't yet had the luck,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table:style-name="ce13" office:value-type="string" calcext:value-type="string">
            <text:p>ilDivo: They call me il Divo, but that's an understatement. I mean, the White House has a portrait of me.</text:p>
          </table:table-cell>
        </table:table-row>
        <table:table-row table:style-name="ro5">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3"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table:style-name="ce13"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table:style-name="ce13"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table:style-name="ce13" office:value-type="string" calcext:value-type="string">
            <text:p>YOU: I think I have a crush on someon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table:style-name="ce13" office:value-type="string" calcext:value-type="string">
            <text:p>ilDivo: Of course you will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table:style-name="ce13" office:value-type="string" calcext:value-type="string">
            <text:p>ilDivo: But then life get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3"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table:style-name="ce13" office:value-type="string" calcext:value-type="string">
            <text:p>ilDivo: What am I saying? I'm &lt;b&gt;hot&lt;/b&gt; stuff baby, you can't just grab me like that! And now I have to work, work, produce, fill in the void!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table:style-name="ce13"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table:style-name="ce13" office:value-type="string" calcext:value-type="string">
            <text:p>DOGRON: Don't you feel a little sad? Two people already have left us, and I don't feel like making youuuuu leave too,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3"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table:style-name="ce13" office:value-type="string" calcext:value-type="string">
            <text:p>DOGRON: And surely this fantastic person with fantastic hands that can pat my head so goooooooo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table:style-name="ce13"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table:style-name="ce13"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table:style-name="ce13"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table:style-name="ce13"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table:style-name="ce13" office:value-type="string" calcext:value-type="string">
            <text:p>UgoEMimi: Ugo spoke with one of the publish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table:style-name="ce13" office:value-type="string" calcext:value-type="string">
            <text:p>UgoEMimi: Junk sellers, they are. But did you know that the publish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table:style-name="ce13" office:value-type="string" calcext:value-type="string">
            <text:p>UgoEMimi: And he was told that the project lacks a consistent narrative, and a connection between gameplay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3"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table:style-name="ce13"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table:style-name="ce13" office:value-type="string" calcext:value-type="string">
            <text:p>UgoEMimi: Oh, I will cook &lt;b&gt;canapés&lt;/b&gt; while Ugo recovers from his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table:style-name="ce13"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table:style-name="ce13" office:value-type="string" calcext:value-type="string">
            <text:p>UgoEMimi: What are then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table:style-name="ce13" office:value-type="string" calcext:value-type="string">
            <text:p>YOU: Aren't you scared about thing about missing humans?</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table:style-name="ce13" office:value-type="string" calcext:value-type="string">
            <text:p>UgoEMimi: Uh, I feel sorry for them, but we never really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table:style-name="ce13" office:value-type="string" calcext:value-type="string">
            <text:p>UgoEMimi: Speak for yourself, Ugo. I personally have always loved humans, I used to make a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table:style-name="ce13"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table:style-name="ce13" office:value-type="string" calcext:value-type="string">
            <text:p>YOU: There’s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table:style-name="ce13"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table:style-name="ce13" office:value-type="string" calcext:value-type="string">
            <text:p>BeBe: Hey, there, I was distracted and didn't notice you coming.</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table:style-name="ce13"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table:style-name="ce13"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table:style-name="ce13"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table:style-name="ce13"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table:style-name="ce13" office:value-type="string" calcext:value-type="string">
            <text:p>YOU: What's with the bandaged hoof?</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table:style-name="ce13"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table:style-name="ce13"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table:style-name="ce13" office:value-type="string" calcext:value-type="string">
            <text:p>YOU: When I dream I see the coming of the Apocalypse, and all the Horsemen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table:style-name="ce13"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table:style-name="ce13"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table:style-name="ce13"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table:style-name="ce13"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table:style-name="ce13"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table:style-name="ce13" office:value-type="string" calcext:value-type="string">
            <text:p>BeBe: But, don't you find today's theme a little strange? What did he mean with "humans are all gone"? And then agai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table:style-name="ce13" office:value-type="string" calcext:value-type="string">
            <text:p>YOU: Um, like, I am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table:style-name="ce13" office:value-type="string" calcext:value-type="string">
            <text:p>BeBe: Uh, that's why that hairless face, and the fact that you doesn't ruminate! That's so funny. And are there sheep too where you come from?</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table:style-name="ce13"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table:style-name="ce13" office:value-type="string" calcext:value-type="string">
            <text:p>BeBe: What do you mean, animals? Of course, it must be a civilized place, with so many sheep, very good!</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table:style-name="ce13" office:value-type="string" calcext:value-type="string">
            <text:p>YOU: We raise them to eat them,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table:style-name="ce13" office:value-type="string" calcext:value-type="string">
            <text:p>BeBe: But… you are monsters!!!</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table:style-name="ce13" office:value-type="string" calcext:value-type="string">
            <text:p>YOU: Yes, that's right, very civiliz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table:style-name="ce13" office:value-type="string" calcext:value-type="string">
            <text:p>YOU: Well, they make great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table:style-name="ce13" office:value-type="string" calcext:value-type="string">
            <text:p>BeBe: What do you mean? No, wait,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3"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table:style-name="ce13" office:value-type="string" calcext:value-type="string">
            <text:p>BeBe: That's why I say my goodbye to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table:style-name="ce13"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table:style-name="ce13"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table:style-name="ce13"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table:style-name="ce13" office:value-type="string" calcext:value-type="string">
            <text:p>Piiiietro: But do you always get in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table:style-name="ce13" office:value-type="string" calcext:value-type="string">
            <text:p>YOU: Actually this is the lounge, and it’s shared. But,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table:style-name="ce13"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table:style-name="ce13"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table:style-name="ce13"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table:style-name="ce13" office:value-type="string" calcext:value-type="string">
            <text:p>YOU: Speaker system? So it was you who was singing earlier?</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table:style-name="ce13"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table:style-name="ce13" office:value-type="string" calcext:value-type="string">
            <text:p>YOU: But I don't have a room, I sleep in the gird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table:style-name="ce13" office:value-type="string" calcext:value-type="string">
            <text:p>Piiiietro: And now we clearly see who has an agent and who does not, sorry for that!</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3"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table:style-name="ce13" office:value-type="string" calcext:value-type="string">
            <text:p>YOU: But doesn’t the theme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table:style-name="ce13"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table:style-name="ce13"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table:style-name="ce13"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table:style-name="ce13" office:value-type="string" calcext:value-type="string">
            <text:p>Piiiietro: And now get out of my room, I want to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table:style-name="ce13" office:value-type="string" calcext:value-type="string">
            <text:p>Quello: What a shitty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table:style-name="ce13" office:value-type="string" calcext:value-type="string">
            <text:p>YOU: Is everything al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table:style-name="ce13"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table:style-name="ce13"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table:style-name="ce13" office:value-type="string" calcext:value-type="string">
            <text:p>Quello: No, what are you saying? Anger is FORBIDDEN by the contract of employmen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table:style-name="ce13" office:value-type="string" calcext:value-type="string">
            <text:p>YOU: This "all humans are gone" thing is disturbing, don’t you think?</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table:style-name="ce13" office:value-type="string" calcext:value-type="string">
            <text:p>Quello: You get by,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table:style-name="ce13" office:value-type="string" calcext:value-type="string">
            <text:p>Quello: Oh, sorry if I’m too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table:style-name="ce13" office:value-type="string" calcext:value-type="string">
            <text:p>Quello: It's kinda weird to think about a subject like this, when my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table:style-name="ce13" office:value-type="string" calcext:value-type="string">
            <text:p>YOU: What do you mean?</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table:style-name="ce13" office:value-type="string" calcext:value-type="string">
            <text:p>YOU: You know, mine too,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table:style-name="ce13"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3"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table:style-name="ce13"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table:style-name="ce13" office:value-type="string" calcext:value-type="string">
            <text:p>Quello: A bit like when your father exterminates an entire population with one of his inventions.</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table:style-name="ce13" office:value-type="string" calcext:value-type="string">
            <text:p>YOU: Or when your father adds a new space-time dimension to your planet because he had a fight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table:style-name="ce13"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table:style-name="ce13"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table:style-name="ce13"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table:style-name="ce13" office:value-type="string" calcext:value-type="string">
            <text:p>YOU: Is h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table:style-name="ce13" office:value-type="string" calcext:value-type="string">
            <text:p>YOU: You know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table:style-name="ce13" office:value-type="string" calcext:value-type="string">
            <text:p>ilDivo: Mom was always right, in the end you have to do everything on your own.</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table:style-name="ce13" office:value-type="string" calcext:value-type="string">
            <text:p>ilDivo: Moreover, what a nightmare this language of yours, that only has two genders availabl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table:style-name="ce13"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table:style-name="ce13" office:value-type="string" calcext:value-type="string">
            <text:p>YOU: What do you mean by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table:style-name="ce13" office:value-type="string" calcext:value-type="string">
            <text:p>YOU: What do you mean by “on your own”?</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table:style-name="ce13" office:value-type="string" calcext:value-type="string">
            <text:p>YOU: What do you mean by…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table:style-name="ce13"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table:style-name="ce13"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table:style-name="ce13" office:value-type="string" calcext:value-type="string">
            <text:p>ilDivo: Me? A cooking contest? What do you think I am?!?</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table:style-name="ce13"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table:style-name="ce13"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table:style-name="ce13" office:value-type="string" calcext:value-type="string">
            <text:p>ilDivo: A cooking contest, tsk. That One is cooking for the both of us, what were you thinking?</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table:style-name="ce13" office:value-type="string" calcext:value-type="string">
            <text:p>YOU: Ooooook, it's time for me to go away.</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table:style-name="ce13"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table:style-name="ce13" office:value-type="string" calcext:value-type="string">
            <text:p>DOGRON: Oh, are we on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3"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table:style-name="ce13"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3"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3"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table:style-name="ce13"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table:style-name="ce13"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table:style-name="ce13" office:value-type="string" calcext:value-type="string">
            <text:p>DOGRON: You can chat with each other for a little while,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table:style-name="ce13"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table:style-name="ce13"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table:style-name="ce13"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table:style-name="ce13" office:value-type="string" calcext:value-type="string">
            <text:p>UgoEMimi: Uh, maybe it’s the haircut. I was inspired by Venusia from the &lt;b&gt;Great Mazinger&lt;/b&gt;. Uh, you kn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table:style-name="ce13" office:value-type="string" calcext:value-type="string">
            <text:p>YOU: He had his why with that tuf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table:style-name="ce13" office:value-type="string" calcext:value-type="string">
            <text:p>YOU: But what abo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table:style-name="ce13" office:value-type="string" calcext:value-type="string">
            <text:p>YOU: No, I mean the fact that you are, like, missing a head.</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3"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table:style-name="ce13"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table:style-name="ce13" office:value-type="string" calcext:value-type="string">
            <text:p>YOU: I remember Eustacchio's ears, fucking great with mushrooms.</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table:style-name="ce13" office:value-type="string" calcext:value-type="string">
            <text:p>YOU: Maybe you'd better hear what the jury thinks about it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table:style-name="ce13"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table:style-name="ce13" office:value-type="string" calcext:value-type="string">
            <text:p>UgoEMimi: But I'm going now, sweethear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table:style-name="ce13" office:value-type="string" calcext:value-type="string">
            <text:p>BeBe: Accept i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table:style-name="ce13"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table:style-name="ce13"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table:style-name="ce13"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table:style-name="ce13"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table:style-name="ce13" office:value-type="string" calcext:value-type="string">
            <text:p>YOU: Should I worry?</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3"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table:style-name="ce13"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table:style-name="ce13" office:value-type="string" calcext:value-type="string">
            <text:p>YOU: Maybe the air of this planet is harm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table:style-name="ce13" office:value-type="string" calcext:value-type="string">
            <text:p>YOU: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table:style-name="ce13" office:value-type="string" calcext:value-type="string">
            <text:p>BeBe: Axe-eptance. You have to axe-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table:style-name="ce13" office:value-type="string" calcext:value-type="string">
            <text:p>Piiiietro: In the end,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table:style-name="ce13"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3" office:value-type="string" calcext:value-type="string">
            <text:p><text:span text:style-name="T1">Piiiietro: Bruiser. He left me a letter, telling me that he found a Supreme </text:span>Chihuahua, and that he will live with her. That he sent a service cat and retrieve his spotted bowls and his satin and diamond kennel, and asks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3"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table:style-name="ce13" office:value-type="string" calcext:value-type="string">
            <text:p>YOU: What does he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table:style-name="ce13"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table:style-name="ce13"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table:style-name="ce13" office:value-type="string" calcext:value-type="string">
            <text:p>Piiiietro: He's right, you know? You, do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table:style-name="ce13" office:value-type="string" calcext:value-type="string">
            <text:p>YOU: I mean, if people saw the gifts I inherited from my ancient father, they would be made blin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table:style-name="ce13"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table:style-name="ce13"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table:style-name="ce13"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table:style-name="ce13"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table:style-name="ce13" office:value-type="string" calcext:value-type="string">
            <text:p>YOU: We've been kidnapped, we're on a planet the size of an Ikea store, we won't know what will become of us tomorrow. If you don't speak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table:style-name="ce13"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table:style-name="ce13" office:value-type="string" calcext:value-type="string">
            <text:p>YOU: I have someplace to be…</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table:style-name="ce13"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table:style-name="ce13" office:value-type="string" calcext:value-type="string">
            <text:p>YOU: BeBe sounds to me like a good listener,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table:style-name="ce13" office:value-type="string" calcext:value-type="string">
            <text:p>Piiiietro: When she needs to say my name she gets all mixed up, though.</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3"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table:style-name="ce13"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table:style-name="ce13" office:value-type="string" calcext:value-type="string">
            <text:p>Quello: Let me give you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table:style-name="ce13"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table:style-name="ce13" office:value-type="string" calcext:value-type="string">
            <text:p>YOU: U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table:style-name="ce13" office:value-type="string" calcext:value-type="string">
            <text:p>YOU: Er,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table:style-name="ce13"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table:style-name="ce13"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table:style-name="ce13" office:value-type="string" calcext:value-type="string">
            <text:p>Quello: It was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table:style-name="ce13"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table:style-name="ce13" office:value-type="string" calcext:value-type="string">
            <text:p>YOU: So, Il Divo is not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table:style-name="ce13"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table:style-name="ce13" office:value-type="string" calcext:value-type="string">
            <text:p>Quello: Moreover, one needs to &lt;b&gt;evolve&lt;/b&gt;. I think, uh,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table:style-name="ce13" office:value-type="string" calcext:value-type="string">
            <text:p>YOU: That One, I think this whole situation is silly,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table:style-name="ce13"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table:style-name="ce13" office:value-type="string" calcext:value-type="string">
            <text:p>YOU: My brain is leaking out of my ears by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table:style-name="ce13" office:value-type="string" calcext:value-type="string">
            <text:p>Quello: I couldn't forgive my father, so I sought another one. I put my energies and my faith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3"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table:style-name="ce13" office:value-type="string" calcext:value-type="string">
            <text:p>Quello: I am the one who has to approve MY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table:style-name="ce13"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table:style-name="ce13"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table:style-name="ce13"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table:style-name="ce13"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table:style-name="ce13" office:value-type="string" calcext:value-type="string">
            <text:p>ilDivo: Uh, my favorite contestant!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table:style-name="ce13"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table:style-name="ce13" office:value-type="string" calcext:value-type="string">
            <text:p>YOU: I think I just saw a cucumber make a love declaration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table:style-name="ce13" office:value-type="string" calcext:value-type="string">
            <text:p>YOU: I never thought I would have said this, but I miss the Cult. The rites, the deads,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table:style-name="ce13"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table:style-name="ce13"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table:style-name="ce13" office:value-type="string" calcext:value-type="string">
            <text:p>YOU: What a surprise.</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3"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table:style-name="ce13"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table:style-name="ce13"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table:style-name="ce13"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table:style-name="ce13" office:value-type="string" calcext:value-type="string">
            <text:p>ilDivo: &lt;b&gt;Me, myself and I&lt;/b&gt;. There is only one great love in this life, and it can only be me. Just me!</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table:style-name="ce13"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table:style-name="ce13" office:value-type="string" calcext:value-type="string">
            <text:p>YOU: I'm sorry but I have to have my ears pull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table:style-name="ce13"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table:style-name="ce13"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table:style-name="ce13" office:value-type="string" calcext:value-type="string">
            <text:p>ilDivo: I feel so much love!</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table:style-name="ce13"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table:style-name="ce13" office:value-type="string" calcext:value-type="string">
            <text:p>DOGRON: Sigh.</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table:style-name="ce13" office:value-type="string" calcext:value-type="string">
            <text:p>DOGRON: The last episode of THE VERY GOOOOOD DOGGO GOOD DOGRON GOOD, SOMEONE TELL DOGRON THAT HE'S A GOOD DOOOG and deserves a 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table:style-name="ce13" office:value-type="string" calcext:value-type="string">
            <text:p>DOGRON: May I remind you, finalists, that at stake there’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table:style-name="ce13" office:value-type="string" calcext:value-type="string">
            <text:p>DOGRON: Coincidentally very close to my huuuuuman-less cottage, and to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table:style-name="ce13"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table:style-name="ce13"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table:style-name="ce13" office:value-type="string" calcext:value-type="string">
            <text:p>DOGRON: A dish that shooooooo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table:style-name="ce13"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table:style-name="ce13" office:value-type="string" calcext:value-type="string">
            <text:p>UgoEMimi: So: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table:style-name="ce13"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table:style-name="ce13"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table:style-name="ce13"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table:style-name="ce13"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table:style-name="ce13"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table:style-name="ce13" office:value-type="string" calcext:value-type="string">
            <text:p>UgoEMimi: When it comes to Ugo, he was at the point of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table:style-name="ce13"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table:style-name="ce13" office:value-type="string" calcext:value-type="string">
            <text:p>UgoEMimi: Just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table:style-name="ce13" office:value-type="string" calcext:value-type="string">
            <text:p>YOU: So could you give me some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table:style-name="ce13"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table:style-name="ce13" office:value-type="string" calcext:value-type="string">
            <text:p>UgoEMimi: It's strange that this experience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table:style-name="ce13"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table:style-name="ce13"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table:style-name="ce13"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table:style-name="ce13" office:value-type="string" calcext:value-type="string">
            <text:p>BeBe: Now this i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table:style-name="ce13"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table:style-name="ce13"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table:style-name="ce13" office:value-type="string" calcext:value-type="string">
            <text:p>YOU: What's on your hoove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table:style-name="ce13"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table:style-name="ce13"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table:style-name="ce13"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table:style-name="ce13"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table:style-name="ce13" office:value-type="string" calcext:value-type="string">
            <text:p>BeBe: I mean, I knew why I was here, but I didn't think all of this would be necessary. All of this.</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table:style-name="ce13"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table:style-name="ce13" office:value-type="string" calcext:value-type="string">
            <text:p>YOU: In the Cult we also make a lot of sacrifices. It’s such a bother to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table:style-name="ce13" office:value-type="string" calcext:value-type="string">
            <text:p>YOU: I'm not following you. Why are you shaved? Why are your hoove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table:style-name="ce13"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table:style-name="ce13"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table:style-name="ce13"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table:style-name="ce13" office:value-type="string" calcext:value-type="string">
            <text:p>YOU: I will win this last challenge, for sure!</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table:style-name="ce13"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table:style-name="ce13"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table:style-name="ce13"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3"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table:style-name="ce13"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table:style-name="ce13"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table:style-name="ce13"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table:style-name="ce13" office:value-type="string" calcext:value-type="string">
            <text:p>BeBe: I will get rid of him. I needed the proof. I needed to know that he was the one who turned LaLa, my sweet LaLa, into a bag of lamb vindaloo.</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table:style-name="ce13"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table:style-name="ce13"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table:style-name="ce13"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table:style-name="ce13"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table:style-name="ce13"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3"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table:style-name="ce13"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table:style-name="ce13"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table:style-name="ce13"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table:style-name="ce13" office:value-type="string" calcext:value-type="string">
            <text:p>Piiiietro: Then, I mean. How many people can say they have a song dedicated by &lt;b&gt;Kate Bush&lt;/b&gt;?</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table:style-name="ce13" office:value-type="string" calcext:value-type="string">
            <text:p>Piiiietro: Even though I've always been one from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table:style-name="ce13"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table:style-name="ce13" office:value-type="string" calcext:value-type="string">
            <text:p>YOU: What a taste of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table:style-name="ce13"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table:style-name="ce13" office:value-type="string" calcext:value-type="string">
            <text:p>Piiiietro: That's also why I wanted you to be the first person to know: I leave math.</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table:style-name="ce13" office:value-type="string" calcext:value-type="string">
            <text:p>Piiiietro: And you'll say, Piiiietro but you're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3"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table:style-name="ce13"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table:style-name="ce13"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table:style-name="ce13"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table:style-name="ce13" office:value-type="string" calcext:value-type="string">
            <text:p>Piiiietro: And Snooki will get mad and fuck off,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table:style-name="ce13"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table:style-name="ce13"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table:style-name="ce13" office:value-type="string" calcext:value-type="string">
            <text:p>Piiiietro: Minimum I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table:style-name="ce13"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table:style-name="ce13"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table:style-name="ce13"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table:style-name="ce13" office:value-type="string" calcext:value-type="string">
            <text:p>YOU: Now that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table:style-name="ce13"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table:style-name="ce13"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table:style-name="ce13"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table:style-name="ce13" office:value-type="string" calcext:value-type="string">
            <text:p>YOU: I have tried six times, but it i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3" office:value-type="string" calcext:value-type="string">
            <text:p>Quello: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table:style-name="ce13" office:value-type="string" calcext:value-type="string">
            <text:p>YOU: This is escalating quickly, it seems to me.</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table:style-name="ce13"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table:style-name="ce13"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table:style-name="ce13"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table:style-name="ce13" office:value-type="string" calcext:value-type="string">
            <text:p>YOU: I hope you can make it to, to do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table:style-name="ce13"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table:style-name="ce13"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table:style-name="ce13"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table:style-name="ce13"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table:style-name="ce13"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table:style-name="ce13"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table:style-name="ce13"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table:style-name="ce13" office:value-type="string" calcext:value-type="string">
            <text:p>YOU: I don't think white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table:style-name="ce13"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table:style-name="ce13"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table:style-name="ce13"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table:style-name="ce13"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table:style-name="ce13"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table:style-name="ce13" office:value-type="string" calcext:value-type="string">
            <text:p>ilDivo: You don't know how much I've missed all of you. And I promise you I'll never desert you again, because there’s nothing else – just us and the kitchen and the love for myself. All right Mr Ramsay, I'm ready for my closeup.</text:p>
          </table:table-cell>
        </table:table-row>
        <table:table-row table:style-name="ro2">
          <table:table-cell office:value-type="string" calcext:value-type="string">
            <text:p>Kitchen-kitchen_loop-ccd6945e</text:p>
          </table:table-cell>
          <table:table-cell table:number-columns-repeated="2" office:value-type="string" calcext:value-type="string">
            <text:p>action</text:p>
          </table:table-cell>
        </table:table-row>
        <table:table-row table:style-name="ro2">
          <table:table-cell office:value-type="string" calcext:value-type="string">
            <text:p>Endings-after_kitchen-cb6bf366</text:p>
          </table:table-cell>
          <table:table-cell table:number-columns-repeated="2" office:value-type="string" calcext:value-type="string">
            <text:p>chill</text:p>
          </table:table-cell>
        </table:table-row>
        <table:table-row table:style-name="ro2">
          <table:table-cell office:value-type="string" calcext:value-type="string">
            <text:p>DayStart-inizio_lounge-cb6bf366</text:p>
          </table:table-cell>
          <table:table-cell table:number-columns-repeated="2" office:value-type="string" calcext:value-type="string">
            <text:p>chill</text:p>
          </table:table-cell>
        </table:table-row>
        <table:table-row table:style-name="ro2">
          <table:table-cell office:value-type="string" calcext:value-type="string">
            <text:p>Audio-playBackgroundMusic-ef5a35cb</text:p>
          </table:table-cell>
          <table:table-cell table:number-columns-repeated="2" office:value-type="string" calcext:value-type="string">
            <text:p>[[[ play {name} ]]]</text:p>
          </table:table-cell>
        </table:table-row>
        <table:table-row table:style-name="ro2">
          <table:table-cell office:value-type="string" calcext:value-type="string">
            <text:p>Kitchen-setIngredientsSpeed-250c7cc8</text:p>
          </table:table-cell>
          <table:table-cell office:value-type="string" calcext:value-type="string">
            <text:p>[[[ set ingredients speed to {speed} {acceleration} {maxRounds} ]]]</text:p>
          </table:table-cell>
          <table:table-cell/>
        </table:table-row>
        <table:table-row table:style-name="ro2">
          <table:table-cell office:value-type="string" calcext:value-type="string">
            <text:p>Endings-finale_uno-faab219f</text:p>
          </table:table-cell>
          <table:table-cell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table-row>
        <table:table-row table:style-name="ro2">
          <table:table-cell office:value-type="string" calcext:value-type="string">
            <text:p>DayStart-inizio_lounge-ca995e9a</text:p>
          </table:table-cell>
          <table:table-cell office:value-type="string" calcext:value-type="string">
            <text:p>DOGRON: Spiace, circa. Addio Divo!</text:p>
          </table:table-cell>
          <table:table-cell/>
        </table:table-row>
        <table:table-row table:style-name="ro2">
          <table:table-cell office:value-type="string" calcext:value-type="string">
            <text:p>Characters-nonAliveCharacters-8ee9c751</text:p>
          </table:table-cell>
          <table:table-cell office:value-type="string" calcext:value-type="string">
            <text:p>zero persone ci hanno lasciate</text:p>
          </table:table-cell>
          <table:table-cell/>
        </table:table-row>
        <table:table-row table:style-name="ro2">
          <table:table-cell office:value-type="string" calcext:value-type="string">
            <text:p>Characters-nonAliveCharacters-366abc0d</text:p>
          </table:table-cell>
          <table:table-cell office:value-type="string" calcext:value-type="string">
            <text:p>una persona ci ha lasciate</text:p>
          </table:table-cell>
          <table:table-cell/>
        </table:table-row>
        <table:table-row table:style-name="ro2">
          <table:table-cell office:value-type="string" calcext:value-type="string">
            <text:p>Characters-nonAliveCharacters-a5faba64</text:p>
          </table:table-cell>
          <table:table-cell office:value-type="string" calcext:value-type="string">
            <text:p>due persone ci hanno lasciate</text:p>
          </table:table-cell>
          <table:table-cell/>
        </table:table-row>
        <table:table-row table:style-name="ro2">
          <table:table-cell office:value-type="string" calcext:value-type="string">
            <text:p>Characters-nonAliveCharacters-dbd715c9</text:p>
          </table:table-cell>
          <table:table-cell office:value-type="string" calcext:value-type="string">
            <text:p>tre persone ci hanno lasciate</text:p>
          </table:table-cell>
          <table:table-cell/>
        </table:table-row>
        <table:table-row table:style-name="ro2">
          <table:table-cell office:value-type="string" calcext:value-type="string">
            <text:p>Characters-nonAliveCharacters-1d8fa01c</text:p>
          </table:table-cell>
          <table:table-cell office:value-type="string" calcext:value-type="string">
            <text:p>quattro persone ci hanno lasciate</text:p>
          </table:table-cell>
          <table:table-cell/>
        </table:table-row>
        <table:table-row table:style-name="ro2">
          <table:table-cell office:value-type="string" calcext:value-type="string">
            <text:p>Characters-nonAliveCharacters-d0a580e5</text:p>
          </table:table-cell>
          <table:table-cell office:value-type="string" calcext:value-type="string">
            <text:p>cinque persone ci hanno lasciate</text:p>
          </table:table-cell>
          <table:table-cell/>
        </table:table-row>
        <table:table-row table:style-name="ro2">
          <table:table-cell office:value-type="string" calcext:value-type="string">
            <text:p>01DayOne-day_one_lounge-a64fd401</text:p>
          </table:table-cell>
          <table:table-cell office:value-type="string" calcext:value-type="string">
            <text:p>UgoEMimi: Mimi, andiamocene! Credo di aver visto una tizia con un iPod, forse è un'audio designer!</text:p>
          </table:table-cell>
          <table:table-cell/>
        </table:table-row>
        <table:table-row table:style-name="ro2">
          <table:table-cell office:value-type="string" calcext:value-type="string">
            <text:p>02DayTwo-day_two_lounge-f7fa6c4a</text:p>
          </table:table-cell>
          <table:table-cell office:value-type="string" calcext:value-type="string">
            <text:p>BeBe: Certo. In amicizia il sacrificio è importante!</text:p>
          </table:table-cell>
          <table:table-cell/>
        </table:table-row>
        <table:table-row table:style-name="ro2">
          <table:table-cell office:value-type="string" calcext:value-type="string">
            <text:p>03DayThree-day_three_lounge-c912e6f1</text:p>
          </table:table-cell>
          <table:table-cell office:value-type="string" calcext:value-type="string">
            <text:p>DOGRON: Non sentite un po' la tristezza? Già {nonAliveCharacters()}, e a me non va di farvi andare via, nuuuuuuuuuuuu!</text:p>
          </table:table-cell>
          <table:table-cell/>
        </table:table-row>
        <table:table-row table:style-name="ro2">
          <table:table-cell office:value-type="string" calcext:value-type="string">
            <text:p>04DayFour-day_four_lounge-e8d85937</text:p>
          </table:table-cell>
          <table:table-cell office:value-type="string" calcext:value-type="string">
            <text:p>@setCharacterVariant image:</text:p>
          </table:table-cell>
          <table:table-cell/>
        </table:table-row>
        <table:table-row table:style-name="ro2">
          <table:table-cell office:value-type="string" calcext:value-type="string">
            <text:p>05DayFive-day_five_lounge-e8d85937</text:p>
          </table:table-cell>
          <table:table-cell office:value-type="string" calcext:value-type="string">
            <text:p>@setCharacterVariant image:</text:p>
          </table:table-cell>
          <table:table-cell/>
        </table:table-row>
        <table:table-row table:style-name="ro7" table:number-rows-repeated="1047719">
          <table:table-cell table:number-columns-repeated="3"/>
        </table:table-row>
        <table:table-row table:style-name="ro7">
          <table:table-cell table:number-columns-repeated="3"/>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6"/>
        <table:table-column table:style-name="co4" table:default-cell-style-name="ce8"/>
        <table:table-row table:style-name="ro7">
          <table:table-cell office:value-type="string" calcext:value-type="string">
            <text:p>Total Sources: </text:p>
          </table:table-cell>
          <table:table-cell table:formula="of:=COUNTA([$Translations.B$1:$Translations.B$1048576])-1" office:value-type="float" office:value="855" calcext:value-type="float">
            <text:p>855</text:p>
          </table:table-cell>
        </table:table-row>
        <table:table-row table:style-name="ro7">
          <table:table-cell office:value-type="string" calcext:value-type="string">
            <text:p>Translations present: </text:p>
          </table:table-cell>
          <table:table-cell table:formula="of:=COUNTA([$Translations.C$1:$Translations.C$1048576])-1" office:value-type="float" office:value="841" calcext:value-type="float">
            <text:p>841</text:p>
          </table:table-cell>
        </table:table-row>
        <table:table-row table:style-name="ro7">
          <table:table-cell table:style-name="ce7" office:value-type="string" calcext:value-type="string">
            <text:p>Missing translations: </text:p>
          </table:table-cell>
          <table:table-cell table:style-name="ce9" table:formula="of:=[.B1]-[.B2]" office:value-type="float" office:value="14" calcext:value-type="float">
            <text:p>14</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office:value-type="string" office:string-value="NO" calcext:value-type="string">
            <text:p>NO</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office:value-type="string" office:string-value="NO" calcext:value-type="string">
            <text:p>NO</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office:value-type="string" office:string-value="NO" calcext:value-type="string">
            <text:p>NO</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office:value-type="string" office:string-value="NO" calcext:value-type="string">
            <text:p>NO</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office:value-type="string" office:string-value="NO" calcext:value-type="string">
            <text:p>NO</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4">00/00/0000</text:date>, <text:time style:data-style-name="N2" text:time-value="10:35:07.53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04T23:04:03.128000000</dc:date>
    <meta:editing-duration>PT10H37M53S</meta:editing-duration>
    <meta:editing-cycles>197</meta:editing-cycles>
    <meta:generator>LibreOffice/7.3.3.2$Windows_X86_64 LibreOffice_project/d1d0ea68f081ee2800a922cac8f79445e4603348</meta:generator>
    <dc:creator>Mattia Belletti</dc:creator>
    <meta:document-statistic meta:table-count="3" meta:cell-count="9406" meta:object-count="0"/>
  </office:meta>
</office:document-meta>
</file>